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27cm" svg:height="2.464cm" draw:transform="skewX (-0.0188495559215388) rotate (0.0893608577021097) translate (4.87636316849069cm 3.30296265797531cm)" svg:viewBox="0 0 3271 2465" svg:d="M293 71c1773-127 3094-206 2970 895-118 1101-1126 1286-2873 1499-208-10-161-789 231-792 890-16 2199-177 1973-596-227-420-1262-453-2407-220-313 23-203-772 106-786z">
          <text:p/>
        </draw:path>
        <draw:path draw:style-name="gr1" draw:text-style-name="P1" draw:layer="layout" svg:width="3.995cm" svg:height="3.26cm" draw:transform="skewX (-0.0185004900711399) rotate (0.0888372589265114) translate (4.7196401242351cm 4.96326526958815cm)" svg:viewBox="0 0 3996 3261" svg:d="M883 36c2088-138 3265 70 3097 1503-169 1434-1346 1860-3875 1685-207-8-107-794 285-799 1319 135 2977 213 2947-734-29-947-1002-1069-2611-867-315-7-152-775 157-788z">
          <text:p/>
        </draw:path>
        <draw:path draw:style-name="gr2" draw:text-style-name="P1" draw:layer="layout" svg:width="4.006cm" svg:height="0.894cm" draw:transform="skewX (0.00436332312998583) rotate (-1.54967784284577) translate (5.74112992785389cm 3.68739967606669cm)" svg:viewBox="0 0 4007 895" svg:d="M139 707c537-20 857-2 1579 15 718 8 1795 133 2237 173 127 10-5-686-111-709-519-36-1003-67-1839-91-835-23-1486-25-1950-95-123-16-14 702 84 707z">
          <text:p/>
        </draw:path>
        <draw:path draw:style-name="gr2" draw:text-style-name="P1" draw:layer="layout" svg:width="0.903cm" svg:height="0.661cm" draw:transform="rotate (-2.15757602131539) translate (5.73099110710379cm 3.480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5.8749911071038cm 3.67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6.1279911071038cm 5.062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5.7669911071038cm 7.4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976cm" svg:height="2.462cm" draw:transform="rotate (0.0982620368872808) translate (1.1716171855408cm 3.30312392726905cm)" svg:viewBox="0 0 2977 2463" svg:d="M267 71c1613-127 2815-206 2703 894-108 1101-1025 1285-2615 1498-189-10-147-789 211-791 777-66 1878-109 1758-588-123-480-1117-513-2154-228-284 23-184-771 97-785z">
          <text:p/>
        </draw:path>
        <draw:path draw:style-name="gr1" draw:text-style-name="P1" draw:layer="layout" svg:width="3.635cm" svg:height="3.258cm" draw:transform="rotate (0.0977384381116825) translate (1.0286558916891cm 4.96337389457881cm)" svg:viewBox="0 0 3636 3259" svg:d="M804 36c1900-138 2971 70 2818 1502-154 1433-1226 1859-3526 1683-188-8-98-793 259-798 1200 134 2553 274 2627-689 74-962-857-1112-2321-911-286-7-138-774 143-787z">
          <text:p/>
        </draw:path>
        <draw:path draw:style-name="gr2" draw:text-style-name="P1" draw:layer="layout" svg:width="4.018cm" svg:height="0.879cm" draw:transform="rotate (-1.55212130379856) translate (1.99723011555939cm 3.69349834858815cm)" svg:viewBox="0 0 4019 880" svg:d="M170 709c538-18 857-2 1579 13 718 7 1779 123 2222 158 127 10-29-693-135-713-519-33-1000-90-1839-82-840 12-1487-22-1951-85-122-15 26 705 124 709z">
          <text:p/>
        </draw:path>
        <draw:path draw:style-name="gr2" draw:text-style-name="P1" draw:layer="layout" svg:width="0.902cm" svg:height="0.661cm" draw:transform="rotate (-2.15687788961459) translate (2.128624478732cm 3.67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2.0277911453987cm 7.494961441795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rotate (-2.15757602131539) translate (1.98799110710339cm 3.4794484371656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2.3497906519274cm 5.0604624998278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2:43.365000000</dc:date>
    <meta:editing-duration>PT5M55S</meta:editing-duration>
    <meta:editing-cycles>4</meta:editing-cycles>
    <meta:generator>LibreOffice/24.2.4.2$Windows_X86_64 LibreOffice_project/51a6219feb6075d9a4c46691dcfe0cd9c4fff3c2</meta:generator>
    <meta:document-statistic meta:object-count="14"/>
  </office:meta>
</office:document-meta>
</file>